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string" calcext:value-type="string" table:number-columns-spanned="2" table:number-rows-spanned="1">
            <text:p><text:s/>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!</text:p>
          </table:table-cell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9"/>
          <table:table-cell office:value-type="string" calcext:value-type="string">
            <text:p>unterbricht tasks für high priority = kürzere intervalle, hohe rate (mehr pro sec) ...in Linux ist niedrige Zahl hohe Prio</text:p>
          </table:table-cell>
          <table:table-cell table:number-columns-repeated="9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4:40:53.6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28T14:41:58.766000000</dc:date>
    <meta:editing-cycles>34</meta:editing-cycles>
    <meta:editing-duration>PT4H26M57S</meta:editing-duration>
    <meta:generator>LibreOffice/7.1.3.2$Windows_X86_64 LibreOffice_project/47f78053abe362b9384784d31a6e56f8511eb1c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5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